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ac3" officeooo:paragraph-rsid="0008e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ic requirements:</text:p>
      <text:p text:style-name="P1"/>
      <text:p text:style-name="P1">base model</text:p>
      <text:p text:style-name="P1"/>
      <text:p text:style-name="P1">model config for specific tasks</text:p>
      <text:p text:style-name="P1"/>
      <text:p text:style-name="P1">integration tools for model interactions</text:p>
      <text:p text:style-name="P1"/>
      <text:p text:style-name="P1">guiderails per agent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1:29:33.272001030</meta:creation-date>
    <dc:date>2026-02-02T12:41:42.617621604</dc:date>
    <meta:editing-duration>PT1H1M51S</meta:editing-duration>
    <meta:editing-cycles>1</meta:editing-cycles>
    <meta:document-statistic meta:table-count="0" meta:image-count="0" meta:object-count="0" meta:page-count="1" meta:paragraph-count="5" meta:word-count="17" meta:character-count="122" meta:non-whitespace-character-count="110"/>
    <meta:generator>LibreOffice/25.2.7.2$Linux_X86_64 LibreOffice_project/520$Build-2</meta:generator>
  </office:meta>
</office:document-meta>
</file>